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break-before="page"/>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style:style>
    <style:style style:name="P8" style:family="paragraph" style:parent-style-name="Standard">
      <style:paragraph-properties fo:break-before="page"/>
    </style:style>
    <style:style style:name="P9" style:family="paragraph" style:parent-style-name="Standard">
      <style:paragraph-properties fo:text-align="start" style:justify-single-word="false" fo:break-before="page"/>
      <style:text-properties fo:font-variant="normal" fo:text-transform="none" fo:color="#222222" style:font-name="arial" fo:font-size="12pt" fo:letter-spacing="normal" fo:font-style="normal" fo:font-weight="normal"/>
    </style:style>
    <style:style style:name="T1" style:family="text">
      <style:text-properties fo:font-variant="normal" fo:text-transform="none" fo:color="#222222"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very nation was officially neutral throughout the war, and none formally recognized the Confederacy. Spain recaptured its lost colony of the Dominican Republic, and lost it again in 1865. France had encouraged Britain to join in a policy of mediation. Britain refused to join France. Russia showed support of the Union.</text:p>
      <text:p text:style-name="Standard">Confederacy framed the secession as gaining freedom. Union framed it as unconstitutional.</text:p>
      <text:p text:style-name="Standard">The Confederacy assumed it was the primary/only source of cotton for Great Britain.</text:p>
      <text:p text:style-name="Standard">The Union blockade was a naval strategy by the United States to prevent the Confederacy from trading, put into place by Abraham Lincoln on April 1861, it required the monitoring of 3,500 miles of Atlantic and Gulf coastline, and included 12 major ports, most notably New Orleans and Mobile. The southern cotton industry began to heavily influence the British economy. In 1815 many European nations declared their opposition to slavery: United Kingdom, Portugal, Sweden-Norway, France, Austria, Russia, Spain, and Prussia.</text:p>
      <text:p text:style-name="P4">Britain</text:p>
      <text:p text:style-name="Standard">Great Britain was unwilling to risk war with the U.S. To acquire more cotton at the risk of losing the large quantities of food imported from the North. Recognized the Confederacy as a belligerent on May 13 1861. The Union shipped grain to Britain. By 1862, stocks had run out, and imports from Egypt and India could not make up the deficit. Great Britain abolished slavery on August 1, 1834, from the Slavery Abolition Act.</text:p>
      <text:p text:style-name="P4">France</text:p>
      <text:p text:style-name="Standard">Napoleon III wanted control of Mexico, a Confederate victory would secure that for him. He did not want to wage war with the U.S. Without allies.</text:p>
      <text:p text:style-name="P4">Spain</text:p>
      <text:p text:style-name="P4">Russia</text:p>
      <text:p text:style-name="Standard">Emancipation reform of 1861 abolishes serfdom.</text:p>
      <text:p text:style-name="P6">Union States</text:p>
      <text:p text:style-name="P2">California, Connecticut, Illinois, Indiana, Iowa, Kansas, Maine, Massachusetts, Michigan, Minnesota, Nevada, New Hampshire, New Jersey, New York, Ohio, Oregon, Pennsylvania, Rhode Island, Vermont, and Wisconsin.</text:p>
      <text:p text:style-name="P1">Border States</text:p>
      <text:p text:style-name="P3">Delaware, Maryland, Kentucky, and Missouri.</text:p>
      <text:p text:style-name="P1">Confederate States</text:p>
      <text:p text:style-name="P2">South Carolina, Mississippi, Florida, Alabama, Georgia, Louisiana, Texas, Virginia, Arkansas, Tennessee, and North Carolina.</text:p>
      <text:p text:style-name="P5">Definitions</text:p>
      <text:p text:style-name="P2">Belligerent:</text:p>
      <text:p text:style-name="P7">A nation or person engaged in war or conflict, as recognized by international law.</text:p>
      <text:p text:style-name="P7"/>
      <text:p text:style-name="P9">Future References</text:p>
      <text:p text:style-name="P2"><text:a xlink:type="simple" xlink:href="https://en.wikipedia.org/wiki/Union_blockade" text:style-name="Internet_20_link" text:visited-style-name="Visited_20_Internet_20_Link"><text:span text:style-name="T1">https://en.wikipedia.org/wiki/Union_blockade</text:span></text:a></text:p>
      <text:p text:style-name="P2"><text:a xlink:type="simple" xlink:href="https://en.wikipedia.org/wiki/Union_(American_Civil_War" text:style-name="Internet_20_link" text:visited-style-name="Visited_20_Internet_20_Link">https://en.wikipedia.org/wiki/Union_(American_Civil_War</text:a><text:span text:style-name="T1">)</text:span></text:p>
      <text:p text:style-name="P2"><text:a xlink:type="simple" xlink:href="https://en.wikipedia.org/wiki/Diplomacy_of_the_American_Civil_War" text:style-name="Internet_20_link" text:visited-style-name="Visited_20_Internet_20_Link"><text:span text:style-name="T1">https://en.wikipedia.org/wiki/Diplomacy_of_the_American_Civil_War</text:span></text:a></text:p>
      <text:p text:style-name="P2"><text:a xlink:type="simple" xlink:href="https://en.wikipedia.org/wiki/Confederate_States_of_America#Diplomacy" text:style-name="Internet_20_link" text:visited-style-name="Visited_20_Internet_20_Link"><text:span text:style-name="T1">https://en.wikipedia.org/wiki/Confederate_States_of_America#Diplomacy</text:span></text:a></text:p>
      <text:p text:style-name="P2"><text:a xlink:type="simple" xlink:href="https://www.nps.gov/nr/travel/maritime/navy.htm" text:style-name="Internet_20_link" text:visited-style-name="Visited_20_Internet_20_Link"><text:span text:style-name="T1">https://www.nps.gov/nr/travel/maritime/navy.htm</text:span></text:a></text:p>
      <text:p text:style-name="P7"><text:a xlink:type="simple" xlink:href="https://millercenter.org/president/lincoln/foreign-affairs" text:style-name="Internet_20_link" text:visited-style-name="Visited_20_Internet_20_Link">https://millercenter.org/president/lincoln/foreign-affairs</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2-06T17:39:23.62</meta:creation-date>
    <dc:date>2017-12-07T11:36:47.28</dc:date>
    <dc:creator>Timothy Cayer</dc:creator>
    <meta:editing-duration>PT4H14M26S</meta:editing-duration>
    <meta:editing-cycles>14</meta:editing-cycles>
    <meta:generator>OpenOffice/4.1.3$Win32 OpenOffice.org_project/413m1$Build-9783</meta:generator>
    <meta:document-statistic meta:table-count="0" meta:image-count="0" meta:object-count="0" meta:page-count="8" meta:paragraph-count="27" meta:word-count="341" meta:character-count="2534"/>
  </office:meta>
</office:document-meta>
</file>